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Fonteparág.padrão" style:family="text">
      <style:text-properties fo:font-weight="bold" style:font-weight-asian="bold" style:font-weight-complex="bold"/>
    </style:style>
    <style:style style:name="T3" style:parent-style-name="Fonteparág.padrão" style:family="text">
      <style:text-properties fo:font-weight="bold" style:font-weight-asian="bold" style:font-weight-complex="bold"/>
    </style:style>
    <style:style style:name="T4" style:parent-style-name="Fonteparág.padrão" style:family="text">
      <style:text-properties fo:font-weight="bold" style:font-weight-asian="bold" style:font-weight-complex="bold"/>
    </style:style>
    <style:style style:name="T5" style:parent-style-name="Fonteparág.padrão" style:family="text">
      <style:text-properties fo:font-weight="bold" style:font-weight-asian="bold" style:font-weight-complex="bold"/>
    </style:style>
    <style:style style:name="T6" style:parent-style-name="Fonteparág.padrão" style:family="text">
      <style:text-properties fo:font-weight="bold" style:font-weight-asian="bold" style:font-weight-complex="bold"/>
    </style:style>
    <style:style style:name="T7" style:parent-style-name="Fonteparág.padrão" style:family="text">
      <style:text-properties fo:font-weight="bold" style:font-weight-asian="bold" style:font-weight-complex="bold"/>
    </style:style>
    <style:style style:name="T8" style:parent-style-name="Fonteparág.padrão" style:family="text">
      <style:text-properties fo:font-weight="bold" style:font-weight-asian="bold" style:font-weight-complex="bold"/>
    </style:style>
    <style:style style:name="T9" style:parent-style-name="Fonteparág.padrão" style:family="text">
      <style:text-properties fo:font-weight="bold" style:font-weight-asian="bold" style:font-weight-complex="bold"/>
    </style:style>
    <style:style style:name="T10" style:parent-style-name="Fonteparág.padrão" style:family="text">
      <style:text-properties fo:font-weight="bold" style:font-weight-asian="bold" style:font-weight-complex="bold"/>
    </style:style>
    <style:style style:name="T11" style:parent-style-name="Fonteparág.padrão" style:family="text">
      <style:text-properties fo:font-weight="bold" style:font-weight-asian="bold" style:font-weight-complex="bold"/>
    </style:style>
    <style:style style:name="T12" style:parent-style-name="Fonteparág.padrão" style:family="text">
      <style:text-properties fo:font-weight="bold" style:font-weight-asian="bold" style:font-weight-complex="bold"/>
    </style:style>
    <style:style style:name="T13" style:parent-style-name="Fonteparág.padrão" style:family="text">
      <style:text-properties fo:font-weight="bold" style:font-weight-asian="bold" style:font-weight-complex="bold"/>
    </style:style>
    <style:style style:name="T14" style:parent-style-name="Fonteparág.padrão" style:family="text">
      <style:text-properties fo:font-weight="bold" style:font-weight-asian="bold" style:font-weight-complex="bold"/>
    </style:style>
    <style:style style:name="T15" style:parent-style-name="Fonteparág.padrão" style:family="text">
      <style:text-properties fo:font-weight="bold" style:font-weight-asian="bold" style:font-weight-complex="bold"/>
    </style:style>
    <style:style style:name="T16" style:parent-style-name="Fonteparág.padrão" style:family="text">
      <style:text-properties fo:font-weight="bold" style:font-weight-asian="bold" style:font-weight-complex="bold"/>
    </style:style>
    <style:style style:name="T17" style:parent-style-name="Fonteparág.padrão" style:family="text">
      <style:text-properties fo:font-weight="bold" style:font-weight-asian="bold" style:font-weight-complex="bold"/>
    </style:style>
    <style:style style:name="T18" style:parent-style-name="Fonteparág.padrão" style:family="text">
      <style:text-properties fo:font-weight="bold" style:font-weight-asian="bold" style:font-weight-complex="bold"/>
    </style:style>
    <style:style style:name="T19" style:parent-style-name="Fonteparág.padrão" style:family="text">
      <style:text-properties fo:font-weight="bold" style:font-weight-asian="bold" style:font-weight-complex="bold"/>
    </style:style>
    <style:style style:name="P20" style:parent-style-name="Standard" style:family="paragraph">
      <style:text-properties fo:font-weight="bold" style:font-weight-asian="bold" style:font-weight-complex="bold"/>
    </style:style>
    <style:style style:name="T21" style:parent-style-name="Fonteparág.padrão" style:family="text">
      <style:text-properties fo:font-weight="bold" style:font-weight-asian="bold" style:font-weight-complex="bold"/>
    </style:style>
    <style:style style:name="T22" style:parent-style-name="Fonteparág.padrão" style:family="text">
      <style:text-properties fo:font-weight="bold" style:font-weight-asian="bold" style:font-weight-complex="bold"/>
    </style:style>
    <style:style style:name="T23" style:parent-style-name="Fonteparág.padrão" style:family="text">
      <style:text-properties fo:font-weight="bold" style:font-weight-asian="bold" style:font-weight-complex="bold"/>
    </style:style>
    <style:style style:name="P24" style:parent-style-name="Standard" style:family="paragraph">
      <style:paragraph-properties fo:text-align="justify"/>
    </style:style>
    <style:style style:name="T25" style:parent-style-name="Fonteparág.padrão" style:family="text">
      <style:text-properties fo:font-weight="bold" style:font-weight-asian="bold" style:font-weight-complex="bold"/>
    </style:style>
    <style:style style:name="P26" style:parent-style-name="Standard" style:family="paragraph">
      <style:paragraph-properties fo:text-align="justify"/>
    </style:style>
    <style:style style:name="T27" style:parent-style-name="Fonteparág.padrão" style:family="text">
      <style:text-properties fo:font-weight="bold" style:font-weight-asian="bold" style:font-weight-complex="bold"/>
    </style:style>
    <style:style style:name="P28" style:parent-style-name="Standard" style:family="paragraph">
      <style:paragraph-properties fo:text-align="justify"/>
    </style:style>
    <style:style style:name="T29" style:parent-style-name="Fonteparág.padrão" style:family="text">
      <style:text-properties fo:font-weight="bold" style:font-weight-asian="bold" style:font-weight-complex="bold"/>
    </style:style>
    <style:style style:name="P30" style:parent-style-name="Standard" style:family="paragraph">
      <style:text-properties fo:font-weight="bold" style:font-weight-asian="bold" style:font-weight-complex="bold"/>
    </style:style>
    <style:style style:name="T31" style:parent-style-name="Fonteparág.padrão" style:family="text">
      <style:text-properties fo:font-weight="bold" style:font-weight-asian="bold" style:font-weight-complex="bold"/>
    </style:style>
    <style:style style:name="T32" style:parent-style-name="Fonteparág.padrão" style:family="text">
      <style:text-properties fo:font-weight="bold" style:font-weight-asian="bold" style:font-weight-complex="bold"/>
    </style:style>
    <style:style style:name="T33" style:parent-style-name="Fonteparág.padrão" style:family="text">
      <style:text-properties fo:font-weight="bold" style:font-weight-asian="bold" style:font-weight-complex="bold"/>
    </style:style>
    <style:style style:name="P34" style:parent-style-name="Standard" style:family="paragraph">
      <style:paragraph-properties fo:text-align="justify"/>
    </style:style>
    <style:style style:name="T35" style:parent-style-name="Fonteparág.padrão" style:family="text">
      <style:text-properties fo:font-weight="bold" style:font-weight-asian="bold" style:font-weight-complex="bold"/>
    </style:style>
    <style:style style:name="P36" style:parent-style-name="Standard" style:family="paragraph">
      <style:paragraph-properties fo:text-align="justify"/>
    </style:style>
    <style:style style:name="T37" style:parent-style-name="Fonteparág.padrão" style:family="text">
      <style:text-properties fo:font-weight="bold" style:font-weight-asian="bold" style:font-weight-complex="bold"/>
    </style:style>
    <style:style style:name="P38" style:parent-style-name="Standard" style:family="paragraph">
      <style:paragraph-properties fo:text-align="justify"/>
    </style:style>
    <style:style style:name="T39" style:parent-style-name="Fonteparág.padrão" style:family="text">
      <style:text-properties fo:font-weight="bold" style:font-weight-asian="bold" style:font-weight-complex="bold"/>
    </style:style>
    <style:style style:name="P40" style:parent-style-name="Standard" style:family="paragraph">
      <style:text-properties fo:font-weight="bold" style:font-weight-asian="bold" style:font-weight-complex="bold"/>
    </style:style>
    <style:style style:name="T41" style:parent-style-name="Fonteparág.padrão" style:family="text">
      <style:text-properties fo:font-weight="bold" style:font-weight-asian="bold" style:font-weight-complex="bold"/>
    </style:style>
    <style:style style:name="T42" style:parent-style-name="Fonteparág.padrão" style:family="text">
      <style:text-properties fo:font-weight="bold" style:font-weight-asian="bold" style:font-weight-complex="bold"/>
    </style:style>
    <style:style style:name="T43" style:parent-style-name="Fonteparág.padrão" style:family="text">
      <style:text-properties fo:font-weight="bold" style:font-weight-asian="bold" style:font-weight-complex="bold"/>
    </style:style>
    <style:style style:name="P44" style:parent-style-name="Standard" style:family="paragraph">
      <style:paragraph-properties fo:text-align="justify"/>
    </style:style>
    <style:style style:name="T45" style:parent-style-name="Fonteparág.padrão" style:family="text">
      <style:text-properties fo:font-weight="bold" style:font-weight-asian="bold" style:font-weight-complex="bold"/>
    </style:style>
    <style:style style:name="P46" style:parent-style-name="Standard" style:family="paragraph">
      <style:paragraph-properties fo:text-align="justify"/>
    </style:style>
    <style:style style:name="T47" style:parent-style-name="Fonteparág.padrão" style:family="text">
      <style:text-properties fo:font-weight="bold" style:font-weight-asian="bold" style:font-weight-complex="bold"/>
    </style:style>
    <style:style style:name="P48" style:parent-style-name="Standard" style:family="paragraph">
      <style:paragraph-properties fo:text-align="justify"/>
    </style:style>
    <style:style style:name="T49" style:parent-style-name="Fonteparág.padrão" style:family="text">
      <style:text-properties fo:font-weight="bold" style:font-weight-asian="bold" style:font-weight-complex="bold"/>
    </style:style>
    <style:style style:name="P50" style:parent-style-name="Standard" style:family="paragraph">
      <style:text-properties fo:font-weight="bold" style:font-weight-asian="bold" style:font-weight-complex="bold"/>
    </style:style>
    <style:style style:name="T51" style:parent-style-name="Fonteparág.padrão" style:family="text">
      <style:text-properties fo:font-weight="bold" style:font-weight-asian="bold" style:font-weight-complex="bold"/>
    </style:style>
    <style:style style:name="T52" style:parent-style-name="Fonteparág.padrão" style:family="text">
      <style:text-properties fo:font-weight="bold" style:font-weight-asian="bold" style:font-weight-complex="bold"/>
    </style:style>
    <style:style style:name="T53" style:parent-style-name="Fonteparág.padrão" style:family="text">
      <style:text-properties fo:font-weight="bold" style:font-weight-asian="bold" style:font-weight-complex="bold"/>
    </style:style>
    <style:style style:name="P54" style:parent-style-name="Standard" style:family="paragraph">
      <style:paragraph-properties fo:text-align="justify"/>
    </style:style>
    <style:style style:name="T55" style:parent-style-name="Fonteparág.padrão" style:family="text">
      <style:text-properties fo:font-weight="bold" style:font-weight-asian="bold" style:font-weight-complex="bold"/>
    </style:style>
    <style:style style:name="P56" style:parent-style-name="Standard" style:family="paragraph">
      <style:paragraph-properties fo:text-align="justify"/>
    </style:style>
    <style:style style:name="T57" style:parent-style-name="Fonteparág.padrão" style:family="text">
      <style:text-properties fo:font-weight="bold" style:font-weight-asian="bold" style:font-weight-complex="bold"/>
    </style:style>
  </office:automatic-styles>
  <office:body>
    <office:text text:use-soft-page-breaks="true">
      <text:p text:style-name="P1"/>
      <text:p text:style-name="Standard">Arquivo<text:span text:style-name="T2"><text:s/>Lucro Presumido 202</text:span><text:span text:style-name="T3">2</text:span><text:span text:style-name="T4">.csv:</text:span></text:p>
      <text:p text:style-name="Standard">1.124.841<text:s/>registros.</text:p>
      <text:p text:style-name="Standard">Arquivo<text:span text:style-name="T5"><text:s/>Lucro Presumido 20</text:span><text:span text:style-name="T6">21</text:span><text:span text:style-name="T7">.csv:</text:span></text:p>
      <text:p text:style-name="Standard"><text:s/>1.074.602<text:s/>registros.</text:p>
      <text:p text:style-name="Standard">Arquivo<text:span text:style-name="T8"><text:s/>Lucro Presumido 20</text:span><text:span text:style-name="T9">20</text:span><text:span text:style-name="T10">.csv:</text:span></text:p>
      <text:p text:style-name="Standard"><text:s/>1.053.216<text:s/>registros.</text:p>
      <text:p text:style-name="Standard">Arquivo<text:span text:style-name="T11"><text:s/>Lucro Presumido 201</text:span><text:span text:style-name="T12">9</text:span><text:span text:style-name="T13">.csv:</text:span></text:p>
      <text:p text:style-name="Standard"><text:s/>999.887<text:s/>registros.</text:p>
      <text:p text:style-name="Standard">Arquivo<text:span text:style-name="T14"><text:s/>Lucro Presumido 201</text:span><text:span text:style-name="T15">8</text:span><text:span text:style-name="T16">.csv:</text:span></text:p>
      <text:p text:style-name="Standard"><text:s/>952.967<text:s/>registros.</text:p>
      <text:p text:style-name="Standard">Arquivo<text:span text:style-name="T17"><text:s/>Lucro Presumido 201</text:span><text:span text:style-name="T18">7</text:span><text:span text:style-name="T19">.csv:</text:span></text:p>
      <text:p text:style-name="Standard">927.484<text:s/>registros.</text:p>
      <text:p text:style-name="Standard">A primeira linha é o cabeçalho.</text:p>
      <text:p text:style-name="Standard">Informações extraídas em 27/02/2024.</text:p>
      <text:p text:style-name="Standard"/>
      <text:p text:style-name="P20">Campos:</text:p>
      <text:p text:style-name="Standard"><text:span text:style-name="T21">ano</text:span><text:s/>– inteiro 4 dígitos – 2017<text:s/>a 2022.</text:p>
      <text:p text:style-name="Standard"><text:span text:style-name="T22">cnpj</text:span><text:s/>– CNPJ formatado Ex: 11.111.111/0001-91.</text:p>
      <text:p text:style-name="Standard"><text:span text:style-name="T23">cnpj_da_scp</text:span><text:s/>– se diferente de 0 indica uma Sociedade de Conta de Participação - SCP cujo sócio ostensivo é a empresa indicada no campo CNPJ; se igual a 0, não se trata de SCP</text:p>
      <text:p text:style-name="Standard">OBS. Até o ano 2017, era informado o código da SCP, não necessariamente seu CNPJ</text:p>
      <text:p text:style-name="P24"><text:span text:style-name="T25">forma_de_tributacao –<text:s/></text:span>LUCRO PRESUMIDO, LUCRO PRESUMIDO/ARBITRADO, LUCRO PRESUMIDO/REAL ou LUCRO PRESUMIDO/REAL/ARBITRADO. Nos poucos casos de tributação de formas mistas, a informação do CNPJ aparece em todos os arquivos correspondentes às formas de tributação abrangidas.</text:p>
      <text:p text:style-name="P26"><text:span text:style-name="T27">quantidade_de_escrituracoes –<text:s/></text:span>inteiro. Indica o número de ECF entregues com a forma de tributação.</text:p>
      <text:p text:style-name="P28"/>
      <text:p text:style-name="Standard">Arquivo<text:span text:style-name="T29"><text:s/>Lucro Real.csv:</text:span></text:p>
      <text:p text:style-name="Standard">1.614.284<text:s/>registros.</text:p>
      <text:p text:style-name="Standard">A primeira linha é o cabeçalho.</text:p>
      <text:p text:style-name="Standard">Informações extraídas em<text:s/>27/02/2024.</text:p>
      <text:p text:style-name="Standard"/>
      <text:p text:style-name="P30">Campos:</text:p>
      <text:p text:style-name="Standard"><text:span text:style-name="T31">ano</text:span><text:s/>– inteiro 4 dígitos – 2014 a 2022.</text:p>
      <text:p text:style-name="Standard"><text:span text:style-name="T32">cnpj</text:span><text:s/>– CNPJ formatado Ex: 11.111.111/0001-91.</text:p>
      <text:p text:style-name="Standard"><text:span text:style-name="T33">cnpj_da_scp</text:span><text:s/>– se diferente de 0 indica uma Sociedade de Conta de Participação - SCP cujo sócio ostensivo é a empresa indicada no campo CNPJ; se igual a 0, não se trata de SCP</text:p>
      <text:p text:style-name="Standard">OBS. Até o ano 2017, era informado o código da SCP, não necessariamente seu CNPJ</text:p>
      <text:p text:style-name="P34"><text:span text:style-name="T35">forma_de_tributacao – <text:s/></text:span>LUCRO REAL, LUCRO REAL/ARBITRADO, LUCRO PRESUMIDO/REAL, LUCRO PRESUMIDO/REAL/ARBITRADO. Nos poucos casos de tributação de formas mistas, a informação do CNPJ aparece em todos os arquivos correspondentes às formas de tributação abrangidas.</text:p>
      <text:p text:style-name="P36"><text:span text:style-name="T37">quantidade_de_escrituracoes –<text:s/></text:span>inteiro. Indica o número de ECF entregues com a forma de tributação.</text:p>
      <text:p text:style-name="P38"/>
      <text:p text:style-name="Standard">Arquivo<text:span text:style-name="T39"><text:s/>Imunes e isentas.csv:</text:span></text:p>
      <text:p text:style-name="Standard">1.750.834<text:s/>registros.</text:p>
      <text:p text:style-name="Standard">A primeira linha é o cabeçalho.</text:p>
      <text:p text:style-name="Standard">Informações extraídas em<text:s/>27/02/2024.</text:p>
      <text:p text:style-name="Standard"/>
      <text:soft-page-break/>
      <text:p text:style-name="P40">Campos:</text:p>
      <text:p text:style-name="Standard"><text:span text:style-name="T41">ano</text:span><text:s/>– inteiro 4 dígitos – 2016 a 2022.</text:p>
      <text:p text:style-name="Standard"><text:span text:style-name="T42">cnpj</text:span><text:s/>– CNPJ formatado Ex: 11.111.111/0001-91.</text:p>
      <text:p text:style-name="Standard"><text:span text:style-name="T43">cnpj_da_scp</text:span><text:s/>– se diferente de 0 indica uma Sociedade de Conta de Participação - SCP cujo sócio ostensivo é a empresa indicada no campo CNPJ; se igual a 0, não se trata de SCP</text:p>
      <text:p text:style-name="Standard">OBS. Até o ano 2017, era informado o código da SCP, não necessariamente seu CNPJ</text:p>
      <text:p text:style-name="P44"><text:span text:style-name="T45">forma_de_tributacao – <text:s/></text:span>IMUNE DO IRPJ, ISENTA DO IRPJ.</text:p>
      <text:p text:style-name="P46"><text:span text:style-name="T47">quantidade_de_escrituracoes –<text:s/></text:span><text:s/>inteiro. Indica o número de ECF entregues com a forma de tributação.</text:p>
      <text:p text:style-name="P48"/>
      <text:p text:style-name="Standard">Arquivo<text:span text:style-name="T49"><text:s/>Lucro Arbitrado.csv:</text:span></text:p>
      <text:p text:style-name="Standard">8.151<text:s/>registros.</text:p>
      <text:p text:style-name="Standard">A primeira linha é o cabeçalho.</text:p>
      <text:p text:style-name="Standard">Informações extraídas em<text:s/>27/02/2024.</text:p>
      <text:p text:style-name="Standard"/>
      <text:p text:style-name="P50">Campos:</text:p>
      <text:p text:style-name="Standard"><text:span text:style-name="T51">ano</text:span><text:s/>– inteiro 4 dígitos – 2014 a 2022.</text:p>
      <text:p text:style-name="Standard"><text:span text:style-name="T52">cnpj</text:span><text:s/>– CNPJ formatado Ex: 11.111.111/0001-91.</text:p>
      <text:p text:style-name="Standard"><text:span text:style-name="T53">cnpj_da_scp</text:span><text:s/>– se diferente de 0 indica uma Sociedade de Conta de Participação - SCP cujo sócio ostensivo é a empresa indicada no campo CNPJ; se igual a 0, não se trata de SCP</text:p>
      <text:p text:style-name="Standard">OBS. Até o ano 2017, era informado o código da SCP, não necessariamente seu CNPJ</text:p>
      <text:p text:style-name="P54"><text:span text:style-name="T55">forma_de_tributacao –<text:s/></text:span>LUCRO ARBITRADO, LUCRO REAL/ARBITRADO, LUCRO PRESUMIDO/ARBITRADO, LUCRO PRESUMIDO/REAL/ARBITRADO. Nos poucos casos de tributação de formas mistas, a informação do CNPJ aparece em todos os arquivos correspondentes às formas de tributação abrangidas.</text:p>
      <text:p text:style-name="P56"><text:span text:style-name="T57">quantidade_de_escrituracoes –<text:s/></text:span><text:s/>inteiro. Uma escrituração ECF (valor 1) é a base da informação da forma de tributação na grande maioria dos casos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Luiz Fernando de Barros Campos</dc:creator>
    <meta:creation-date>2021-08-15T15:14:00Z</meta:creation-date>
    <dc:date>2024-02-27T22:33:00Z</dc:date>
    <meta:template xlink:href="Normal.dotm" xlink:type="simple"/>
    <meta:editing-cycles>23</meta:editing-cycles>
    <meta:editing-duration>PT26400S</meta:editing-duration>
    <meta:document-statistic meta:page-count="2" meta:paragraph-count="6" meta:word-count="539" meta:character-count="3448" meta:row-count="24" meta:non-whitespace-character-count="2915"/>
  </office:meta>
</office:document-meta>
</file>